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Impl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Manager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rManager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Impl.getTime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ManagerImpl.schedule( TimerListener listener , Date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r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ManagerImpl.schedule( TimerListener listener , long del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rImpl.TimerImpl( TimerListener time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